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900000157E7FC35BC52D503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8.25cm" fo:min-width="17.5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top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="Štýl_20_šípky_20_2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ff" loext:fill-use-slide-background="fals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Štýl_20_šípky_20_2" draw:marker-start-width="0.252cm" draw:marker-end="Štýl_20_šípky_20_2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9" style:family="graphic" style:parent-style-name="objectwithoutfill">
      <style:graphic-properties svg:stroke-width="0.081cm" svg:stroke-color="#ff0000" draw:marker-start-width="0.321cm" draw:marker-end="Štýl_20_šípky_20_2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="" draw:marker-start-width="0.252cm" draw:marker-end="Štýl_20_šípky_20_2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Štýl_20_šípky_20_2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  <style:text-properties fo:font-size="12pt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text-align="center" fo:text-indent="0cm"/>
      <style:text-properties fo:font-size="12pt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text-align="center" fo:text-indent="0cm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/>
    </style:style>
    <style:style style:name="P10" style:family="paragraph">
      <style:paragraph-properties fo:text-align="start"/>
      <style:text-properties fo:font-size="12pt"/>
    </style:style>
    <style:style style:name="P11" style:family="paragraph">
      <loext:graphic-properties draw:fill="none" draw:fill-color="#ffffff"/>
      <style:paragraph-properties fo:text-align="start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custom-shape draw:style-name="gr1" draw:text-style-name="P1" draw:layer="layout" svg:width="18cm" svg:height="8.5cm" svg:x="1.2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2cm" svg:x="1.5cm" svg:y="6cm">
          <text:p text:style-name="P2"><text:span text:style-name="T1">USB-C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59cm" svg:height="0.75cm" svg:x="1.75cm" svg:y="7cm">
          <draw:image xlink:href="Pictures/10000001000002C900000157E7FC35BC52D503B8.png" xlink:type="simple" xlink:show="embed" xlink:actuate="onLoad" draw:mime-type="image/png">
            <text:p/>
          </draw:image>
        </draw:frame>
        <draw:custom-shape draw:style-name="gr4" draw:text-style-name="P6" xml:id="id1" draw:id="id1" draw:layer="layout" svg:width="2cm" svg:height="2cm" svg:x="4.5cm" svg:y="6cm">
          <text:p text:style-name="P5"><text:span text:style-name="T1">PD</text:span></text:p>
          <text:p text:style-name="P5"><text:span text:style-name="T2">TPS25730D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2cm" svg:height="2cm" svg:x="8.5cm" svg:y="4.5cm">
          <text:p text:style-name="P5"><text:span text:style-name="T1">DC/DC</text:span></text:p>
          <text:p text:style-name="P5"><text:span text:style-name="T2">SiC43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3" draw:id="id3" draw:layer="layout" svg:width="2cm" svg:height="2cm" svg:x="8.5cm" svg:y="7.5cm">
          <text:p text:style-name="P5"><text:span text:style-name="T1">DC/DC</text:span></text:p>
          <text:p text:style-name="P5"><text:span text:style-name="T2">TPS5420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2cm" svg:height="2cm" svg:x="11.5cm" svg:y="7.5cm">
          <text:p text:style-name="P5"><text:span text:style-name="T1">LDO</text:span></text:p>
          <text:p text:style-name="P5"><text:span text:style-name="T2">AMS1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2cm" svg:height="2cm" svg:x="11.5cm" svg:y="10.5cm">
          <text:p text:style-name="P5"><text:span text:style-name="T1">MCU</text:span></text:p>
          <text:p text:style-name="P5"><text:span text:style-name="T2">ESP32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5cm" svg:y1="6.5cm" svg:x2="4.5cm" svg:y2="6.5cm">
          <text:p/>
        </draw:line>
        <draw:custom-shape draw:style-name="gr4" draw:text-style-name="P6" xml:id="id4" draw:id="id4" draw:layer="layout" svg:width="2cm" svg:height="2cm" svg:x="11.5cm" svg:y="4.5cm">
          <text:p text:style-name="P5"><text:span text:style-name="T1">Fus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cm" svg:height="1cm" svg:x="14cm" svg:y="10.5cm">
          <text:p text:style-name="P5"><text:span text:style-name="T1">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2cm" svg:height="2cm" svg:x="17cm" svg:y="4.5cm">
          <text:p text:style-name="P5"><text:span text:style-name="T1">LED 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6" draw:id="id6" draw:layer="layout" svg:width="2cm" svg:height="2cm" svg:x="17cm" svg:y="7.5cm">
          <text:p text:style-name="P5"><text:span text:style-name="T1">LED 2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.5cm" svg:y1="7.5cm" svg:x2="4.5cm" svg:y2="7.5cm">
          <text:p/>
        </draw:line>
        <draw:line draw:style-name="gr5" draw:text-style-name="P7" draw:layer="layout" svg:x1="3.48cm" svg:y1="6.5cm" svg:x2="4.48cm" svg:y2="6.5cm">
          <text:p/>
        </draw:line>
        <draw:line draw:style-name="gr5" draw:text-style-name="P7" draw:layer="layout" svg:x1="3.48cm" svg:y1="6.5cm" svg:x2="4.48cm" svg:y2="6.5cm">
          <text:p/>
        </draw:line>
        <draw:frame draw:style-name="gr8" draw:text-style-name="P9" draw:layer="layout" svg:width="2.25cm" svg:height="1.199cm" svg:x="4.5cm" svg:y="4.801cm">
          <draw:text-box>
            <text:p text:style-name="P8">5-20V</text:p>
            <text:p text:style-name="P8">5A max.</text:p>
          </draw:text-box>
        </draw:frame>
        <draw:connector draw:style-name="gr9" draw:text-style-name="P7" draw:layer="layout" draw:line-skew="-0.5cm" svg:x1="6.5cm" svg:y1="7cm" svg:x2="8.5cm" svg:y2="5.5cm" draw:start-shape="id1" draw:start-glue-point="1" draw:end-shape="id2" draw:end-glue-point="3" svg:d="M6500 7000h500v-1500h1500" svg:viewBox="0 0 2001 1501">
          <text:p/>
        </draw:connector>
        <draw:connector draw:style-name="gr9" draw:text-style-name="P7" draw:layer="layout" draw:line-skew="-0.5cm" svg:x1="6.5cm" svg:y1="7cm" svg:x2="8.5cm" svg:y2="8.5cm" draw:start-shape="id1" draw:start-glue-point="1" draw:end-shape="id3" draw:end-glue-point="3" svg:d="M6500 7000h500v1500h1500" svg:viewBox="0 0 2001 1501">
          <text:p/>
        </draw:connector>
        <draw:frame draw:style-name="gr10" draw:text-style-name="P11" draw:layer="layout" svg:width="1.75cm" svg:height="0.725cm" svg:x="13.5cm" svg:y="4.75cm">
          <draw:text-box>
            <text:p text:style-name="P10">5/12V</text:p>
          </draw:text-box>
        </draw:frame>
        <draw:custom-shape draw:style-name="gr6" draw:text-style-name="P6" draw:layer="layout" svg:width="1.5cm" svg:height="1cm" svg:x="14cm" svg:y="11.5cm">
          <text:p text:style-name="P5"><text:span text:style-name="T1">LS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0.5cm" svg:y1="5.5cm" svg:x2="11.5cm" svg:y2="5.5cm" draw:start-shape="id2" draw:start-glue-point="1" draw:end-shape="id4" draw:end-glue-point="3" svg:d="M10500 5500h1000" svg:viewBox="0 0 1001 1">
          <text:p/>
        </draw:connector>
        <draw:connector draw:style-name="gr9" draw:text-style-name="P7" draw:layer="layout" draw:type="line" svg:x1="13.5cm" svg:y1="5.5cm" svg:x2="17cm" svg:y2="5.5cm" draw:start-shape="id4" draw:start-glue-point="1" draw:end-shape="id5" draw:end-glue-point="3" svg:d="M13500 5500h3500" svg:viewBox="0 0 3501 1">
          <text:p/>
        </draw:connector>
        <draw:connector draw:style-name="gr9" draw:text-style-name="P7" draw:layer="layout" draw:line-skew="-0.75cm" svg:x1="13.5cm" svg:y1="5.5cm" svg:x2="17cm" svg:y2="8.5cm" draw:start-shape="id4" draw:start-glue-point="1" draw:end-shape="id6" draw:end-glue-point="3" svg:d="M13500 5500h1000v3000h2500" svg:viewBox="0 0 3501 3001">
          <text:p/>
        </draw:connector>
        <draw:connector draw:style-name="gr9" draw:text-style-name="P7" draw:layer="layout" svg:x1="12.5cm" svg:y1="9.5cm" svg:x2="12.5cm" svg:y2="10.5cm" draw:start-shape="id7" draw:start-glue-point="2" draw:end-shape="id8" draw:end-glue-point="0" svg:d="M12500 9500v1000" svg:viewBox="0 0 1 1001">
          <text:p/>
        </draw:connector>
        <draw:connector draw:style-name="gr9" draw:text-style-name="P7" draw:layer="layout" svg:x1="10.5cm" svg:y1="8.5cm" svg:x2="11.5cm" svg:y2="8.5cm" draw:start-shape="id3" draw:start-glue-point="1" draw:end-shape="id7" draw:end-glue-point="3" svg:d="M10500 8500h1000" svg:viewBox="0 0 1001 1">
          <text:p/>
        </draw:connector>
        <draw:frame draw:style-name="gr10" draw:text-style-name="P11" draw:layer="layout" svg:width="1.25cm" svg:height="0.725cm" svg:x="10.5cm" svg:y="7.75cm">
          <draw:text-box>
            <text:p text:style-name="P10">5V</text:p>
          </draw:text-box>
        </draw:frame>
        <draw:frame draw:style-name="gr8" draw:text-style-name="P11" draw:layer="layout" svg:width="1.5cm" svg:height="1.199cm" svg:x="12.5cm" svg:y="9.525cm">
          <draw:text-box>
            <text:p text:style-name="P10">3.3V</text:p>
          </draw:text-box>
        </draw:frame>
        <draw:polyline draw:style-name="gr7" draw:text-style-name="P7" draw:layer="layout" svg:width="3.999cm" svg:height="8.999cm" draw:transform="rotate (-1.5707963267949) translate (11.5cm 8cm)" svg:viewBox="0 0 4000 9000" draw:points="0,9000 4000,9000 4000,0">
          <text:p/>
        </draw:polyline>
        <draw:polyline draw:style-name="gr11" draw:text-style-name="P7" draw:layer="layout" svg:width="3.749cm" svg:height="4.749cm" draw:transform="rotate (-3.14159265358979) translate (11.5cm 11cm)" svg:viewBox="0 0 3750 4750" draw:points="0,0 3750,0 3750,4750 3000,4750">
          <text:p/>
        </draw:polyline>
        <draw:frame draw:style-name="gr12" draw:text-style-name="P11" draw:layer="layout" svg:width="2.5cm" svg:height="0.75cm" svg:x="7.75cm" svg:y="10.25cm">
          <draw:text-box>
            <text:p text:style-name="P10">ENABLE</text:p>
          </draw:text-box>
        </draw:frame>
        <draw:frame draw:style-name="gr12" draw:text-style-name="P11" draw:layer="layout" svg:width="2.5cm" svg:height="0.75cm" svg:x="2.5cm" svg:y="11.25cm">
          <draw:text-box>
            <text:p text:style-name="P10">USB 2.0</text:p>
          </draw:text-box>
        </draw:frame>
        <draw:line draw:style-name="gr13" draw:text-style-name="P7" draw:layer="layout" svg:x1="13.5cm" svg:y1="11cm" svg:x2="14cm" svg:y2="11cm">
          <text:p/>
        </draw:line>
        <draw:line draw:style-name="gr13" draw:text-style-name="P7" draw:layer="layout" svg:x1="13.5cm" svg:y1="12cm" svg:x2="14cm" svg:y2="12cm">
          <text:p/>
        </draw:line>
        <draw:polyline draw:style-name="gr13" draw:text-style-name="P7" draw:layer="layout" svg:width="1.499cm" svg:height="4.749cm" svg:x="15.5cm" svg:y="6.25cm" svg:viewBox="0 0 1500 4750" draw:points="0,4750 250,4750 250,0 1500,0">
          <text:p/>
        </draw:polyline>
        <draw:polyline draw:style-name="gr13" draw:text-style-name="P7" draw:layer="layout" svg:width="1.499cm" svg:height="2.749cm" svg:x="15.5cm" svg:y="9.25cm" svg:viewBox="0 0 1500 2750" draw:points="0,2750 750,2750 750,0 1500,0">
          <text:p/>
        </draw:polyline>
        <draw:frame draw:style-name="gr10" draw:text-style-name="P9" draw:layer="layout" svg:width="1.5cm" svg:height="0.725cm" svg:x="3.5cm" svg:y="7.525cm">
          <draw:text-box>
            <text:p text:style-name="P8">CC</text:p>
          </draw:text-box>
        </draw:frame>
        <draw:line draw:style-name="gr9" draw:text-style-name="P7" draw:layer="layout" svg:x1="14.75cm" svg:y1="9.75cm" svg:x2="14.75cm" svg:y2="10.5cm">
          <text:p/>
        </draw:line>
        <draw:frame draw:style-name="gr10" draw:text-style-name="P11" draw:layer="layout" svg:width="1.25cm" svg:height="0.725cm" svg:x="14.25cm" svg:y="9cm">
          <draw:text-box>
            <text:p text:style-name="P10">5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Štýl_20_šípky_20_13" draw:display-name="Štýl šípky 13" svg:viewBox="0 0 20 20" svg:d="M0 20l10-20 10 20z"/>
    <draw:marker draw:name="Štýl_20_šípky_20_14" draw:display-name="Štýl šípky 14" svg:viewBox="0 0 20 20" svg:d="M0 20l10-20 10 20z"/>
    <draw:marker draw:name="Štýl_20_šípky_20_2" draw:display-name="Štýl šípky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5T18:45:07.883000000</meta:creation-date>
    <meta:generator>LibreOffice/7.4.2.3$Windows_X86_64 LibreOffice_project/382eef1f22670f7f4118c8c2dd222ec7ad009daf</meta:generator>
    <dc:date>2025-06-15T20:48:38.038000000</dc:date>
    <meta:editing-duration>PT2H1M29S</meta:editing-duration>
    <meta:editing-cycles>9</meta:editing-cycles>
    <meta:document-statistic meta:object-count="39"/>
  </office:meta>
</office:document-meta>
</file>